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adf6e2"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fo:font-size="12pt" fo:font-weight="bold" officeooo:rsid="0426cbc9" style:font-size-asian="12pt" style:font-weight-asian="bold" style:font-size-complex="12pt" style:font-weight-complex="bold"/>
    </style:style>
    <style:style style:name="T221" style:family="text">
      <style:text-properties fo:font-size="12pt" fo:font-weight="bold" officeooo:rsid="02e82a24" style:font-size-asian="12pt" style:font-weight-asian="bold" style:font-size-complex="12pt" style:font-weight-complex="bold"/>
    </style:style>
    <style:style style:name="T222" style:family="text">
      <style:text-properties fo:font-size="12pt" fo:font-weight="normal" officeooo:rsid="02e82a24" style:font-size-asian="12pt" style:font-weight-asian="normal" style:font-size-complex="12pt" style:font-weight-complex="normal"/>
    </style:style>
    <style:style style:name="T223" style:family="text">
      <style:text-properties fo:font-size="12pt" fo:font-weight="normal" officeooo:rsid="038dd9cf" style:font-size-asian="12pt" style:font-weight-asian="normal" style:font-size-complex="12pt" style:font-weight-complex="normal"/>
    </style:style>
    <style:style style:name="T224" style:family="text">
      <style:text-properties fo:font-size="12pt" fo:font-weight="normal" officeooo:rsid="0026d4d6" style:font-size-asian="12pt" style:font-weight-asian="normal" style:font-size-complex="12pt" style:font-weight-complex="normal"/>
    </style:style>
    <style:style style:name="T225" style:family="text">
      <style:text-properties officeooo:rsid="038d9d4d"/>
    </style:style>
    <style:style style:name="T226" style:family="text">
      <style:text-properties officeooo:rsid="038dd9cf"/>
    </style:style>
    <style:style style:name="T227" style:family="text">
      <style:text-properties officeooo:rsid="0025668c"/>
    </style:style>
    <style:style style:name="T228" style:family="text">
      <style:text-properties fo:font-weight="normal" style:font-weight-asian="normal"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weight="normal" officeooo:rsid="01e97238" style:font-weight-asian="normal" style:font-weight-complex="normal"/>
    </style:style>
    <style:style style:name="T231" style:family="text">
      <style:text-properties fo:font-weight="bold" style:font-weight-asian="bold"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style:font-style-asian="normal" style:font-style-complex="normal"/>
    </style:style>
    <style:style style:name="T235" style:family="text">
      <style:text-properties officeooo:rsid="00bb3130"/>
    </style:style>
    <style:style style:name="T236" style:family="text">
      <style:text-properties officeooo:rsid="00bc8fae"/>
    </style:style>
    <style:style style:name="T237" style:family="text">
      <style:text-properties officeooo:rsid="026b9f6d"/>
    </style:style>
    <style:style style:name="T238" style:family="text">
      <style:text-properties fo:font-style="normal" fo:font-weight="normal" officeooo:rsid="0266cacd" style:font-style-asian="normal" style:font-weight-asian="normal" style:font-style-complex="normal" style:font-weight-complex="normal"/>
    </style:style>
    <style:style style:name="T239" style:family="text">
      <style:text-properties officeooo:rsid="021c40b7"/>
    </style:style>
    <style:style style:name="T240" style:family="text">
      <style:text-properties fo:font-style="italic" fo:font-weight="normal" officeooo:rsid="020764ba" style:font-style-asian="italic" style:font-weight-asian="normal" style:font-style-complex="italic" style:font-weight-complex="normal"/>
    </style:style>
    <style:style style:name="T241"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text:soft-page-break/></text:p>
      <text:p text:style-name="P78"/>
      <text:p text:style-name="P24"/>
      <text:p text:style-name="P24"/>
      <text:list text:style-name="WWNum5">
        <text:list-item text:start-value="1">
          <text:p text:style-name="P79">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20">GD</text:span></text:span><text:span text:style-name="Strong_20_Emphasis"><text:span text:style-name="T221">P</text:span></text:span><text:span text:style-name="Strong_20_Emphasis"><text:span text:style-name="T220">R</text:span></text:span><text:span text:style-name="T222"> (</text:span>2018<text:span text:style-name="T222">) </text:span><text:span text:style-name="Emphasis"><text:span text:style-name="T222">General Data Protection Regulation.</text:span></text:span><text:span text:style-name="T222"> Available at: </text:span><text:a xlink:type="simple" xlink:href="https://gdpr-info.eu/" text:style-name="Internet_20_link" text:visited-style-name="Visited_20_Internet_20_Link"><text:span text:style-name="T222">https://gdpr-info.eu/</text:span></text:a><text:span text:style-name="T222"> (</text:span><text:span text:style-name="T223">Accessed: </text:span><text:span text:style-name="T224">5 </text:span><text:span text:style-name="T223"><text:s/></text:span><text:span text:style-name="T224">May</text:span><text:span text:style-name="T223"> 2026</text:span><text:span text:style-name="T222">).</text:span></text:p>
      <text:p text:style-name="P83"><text:span text:style-name="Strong_20_Emphasis">Data Protection Act 2018</text:span> (2018) <text:span text:style-name="Emphasis">c.12.</text:span> London: The Stationery Office. <text:span text:style-name="T225">Available at: </text:span><text:a xlink:type="simple" xlink:href="https://www.legislation.gov.uk/ukpga/2018/12" text:style-name="Internet_20_link" text:visited-style-name="Visited_20_Internet_20_Link"><text:span text:style-name="T225">https://www.legislation.gov.uk/ukpga/2018/12</text:span></text:a><text:span text:style-name="T225"> </text:span><text:span text:style-name="T226">(Accessed: </text:span><text:span text:style-name="T227">5 May</text:span><text:span text:style-name="T226">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6">Accessed: </text:span><text:span text:style-name="T227">5</text:span><text:span text:style-name="T226"> </text:span><text:span text:style-name="T227">May</text:span><text:span text:style-name="T226"> 2026</text:span>).</text:p>
      <text:p text:style-name="P85">National Cyber Security Centre <text:span text:style-name="T228">(2021) </text:span><text:span text:style-name="T229">Top tips for staying secure online.</text:span><text:span text:style-name="T228"> Available at: </text:span><text:a xlink:type="simple" xlink:href="https://www.ncsc.gov.uk/collection/top-tips-for-staying-secure-online/always-back-up-your-most-important-data#section_3" text:style-name="Internet_20_link" text:visited-style-name="Visited_20_Internet_20_Link"><text:span text:style-name="T228">https://www.ncsc.gov.uk/collection/top-tips-for-staying-secure-online/always-back-up-your-most-important-data#section_3</text:span></text:a><text:span text:style-name="T228"> (Accessed 5 May 2026).</text:span></text:p>
      <text:p text:style-name="P86">National Cyber Security Centre <text:span text:style-name="T228">(2024) </text:span><text:span text:style-name="T229">Vulnerability management</text:span><text:span text:style-name="T228">. Available at: </text:span><text:a xlink:type="simple" xlink:href="https://www.ncsc.gov.uk/collection/vulnerability-management" text:style-name="Internet_20_link" text:visited-style-name="Visited_20_Internet_20_Link"><text:span text:style-name="T228">https://www.ncsc.gov.uk/collection/vulnerability-management</text:span></text:a><text:span text:style-name="T228"> </text:span><text:span text:style-name="T230">(Accessed: 6 May 2026).</text:span></text:p>
      <text:p text:style-name="P87"><text:span text:style-name="T23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28">(n.d.) </text:span><text:span text:style-name="T229">Debugging Software with a Rubber Ducky. </text:span><text:span text:style-name="T232">Available at: </text:span><text:a xlink:type="simple" xlink:href="https://rubberduckdebugging.com/" text:style-name="Internet_20_link" text:visited-style-name="Visited_20_Internet_20_Link"><text:span text:style-name="T232">https://rubberduckdebugging.com/</text:span></text:a><text:span text:style-name="T232"> (Accessed: 5 May 2026)</text:span></text:p>
      <text:p text:style-name="P89"><text:span text:style-name="T233">Luka Netzler, Brian Lovell</text:span><text:span text:style-name="T23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28">(2025) </text:span><text:span text:style-name="T229">Stable cognitive performance while adapting to intermittent fasting: A randomised controlled trial</text:span><text:span text:style-name="T232">. Available at: </text:span><text:a xlink:type="simple" xlink:href="https://journals.sagepub.com/doi/10.1177/13591053251351204" text:style-name="Internet_20_link" text:visited-style-name="Visited_20_Internet_20_Link"><text:span text:style-name="T232">https://journals.sagepub.com/doi/10.1177/13591053251351204</text:span></text:a><text:span text:style-name="T232"> (Accessed: 5 May 2026).</text:span></text:p>
      <text:p text:style-name="P91"><text:span text:style-name="Strong_20_Emphasis">Information Commissioner’s Office (ICO)</text:span> (2024<text:span text:style-name="T23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6">Accessed: </text:span><text:span text:style-name="T236">5 May </text:span><text:span text:style-name="T226">2026</text:span>).</text:p>
      <text:p text:style-name="P91"/>
      <text:p text:style-name="P92"><text:soft-page-break/>Sam L<text:span text:style-name="T237">i</text:span> <text:span text:style-name="T228">(2024) </text:span><text:span text:style-name="T229">Ma</text:span><text:span text:style-name="T229">stering Third-Party Integrations: Strategies for Reliable, Secure, and Scalable API Management. </text:span><text:span text:style-name="T238">Available at: </text:span><text:a xlink:type="simple" xlink:href="https://wslisam.medium.com/mastering-third-party-integrations-strategies-for-reliable-secure-and-scalable-api-management-97ebfb83f7b8" text:style-name="Internet_20_link" text:visited-style-name="Visited_20_Internet_20_Link"><text:span text:style-name="T238">https://wslisam.medium.com/mastering-third-party-integrations-strategies-for-reliable-secure-and-scalable-api-management-97ebfb83f7b8</text:span></text:a><text:span text:style-name="T238"> (Accessed: 6 May 2026)</text:span></text:p>
      <text:p text:style-name="P93"/>
      <text:p text:style-name="P94">Chrissy Kidd <text:span text:style-name="T228">(2022) </text:span><text:span text:style-name="T229">Incident Severity Levels 1-5 Explained. </text:span><text:span text:style-name="T232">Available at: </text:span><text:a xlink:type="simple" xlink:href="https://www.splunk.com/en_us/blog/learn/incident-severity-levels.html" text:style-name="Internet_20_link" text:visited-style-name="Visited_20_Internet_20_Link"><text:span text:style-name="T232">https://www.splunk.com/en_us/blog/learn/incident-severity-levels.html</text:span></text:a><text:span text:style-name="T232"> (Accessed: 6 May 2026)</text:span></text:p>
      <text:p text:style-name="P95">Dominik H Pesta, Varman T Samuel <text:span text:style-name="T228">(2014) </text:span><text:span text:style-name="T229">A high-protein diet for reducing body fat: mechanisms and possible caveats.</text:span><text:span text:style-name="T228"> Available at: </text:span><text:a xlink:type="simple" xlink:href="https://link.springer.com/article/10.1186/1743-7075-11-53" text:style-name="Internet_20_link" text:visited-style-name="Visited_20_Internet_20_Link"><text:span text:style-name="T228">https://link.springer.com/article/10.1186/1743-7075-11-53</text:span></text:a><text:span text:style-name="T228"> (Accessed: 5 May 2026).</text:span></text:p>
      <text:p text:style-name="P96"/>
      <text:p text:style-name="P97">Craig A. Williamson, Jari J. Morganti, Hannah E. Smithson <text:span text:style-name="T228">(2023) </text:span><text:span text:style-name="T229">Bright-light distractions and visual performance</text:span><text:span text:style-name="T228">. Available at: </text:span><text:a xlink:type="simple" xlink:href="https://www.frontiersin.org/journals/psychology/articles/10.3389/fpsyg.2023.1088975/full" text:style-name="Internet_20_link" text:visited-style-name="Visited_20_Internet_20_Link"><text:span text:style-name="T228">https://www.frontiersin.org/journals/psychology/articles/10.3389/fpsyg.2023.1088975/full</text:span></text:a><text:span text:style-name="T228"> (Accessed: 5 May 2026).</text:span></text:p>
      <text:p text:style-name="P98"/>
      <text:p text:style-name="P99">Ning Ding, Daniel Wagner, Xiaomeng Chen, Abhinav Pathak, Y. Charlie Hu, Andrew Rice <text:span text:style-name="T228">(2013) </text:span><text:span text:style-name="T229">Characterizing and modeling the impact of wireless signal strength on smartphone battery drain. </text:span><text:span text:style-name="T232">Available at: </text:span><text:a xlink:type="simple" xlink:href="https://dl.acm.org/doi/10.1145/2494232.2466586" text:style-name="Internet_20_link" text:visited-style-name="Visited_20_Internet_20_Link"><text:span text:style-name="T232">https://dl.acm.org/doi/10.1145/2494232.2466586</text:span></text:a><text:span text:style-name="T232"> (Accessed: 5 May 2026)</text:span></text:p>
      <text:p text:style-name="P100"/>
      <text:p text:style-name="P101">The Postman Team <text:span text:style-name="T228">(2025) </text:span><text:span text:style-name="T229">What are HTTP status codes? Complete Guide for API Developers</text:span><text:span text:style-name="T228">. Available at: </text:span><text:a xlink:type="simple" xlink:href="https://blog.postman.com/what-are-http-status-codes/" text:style-name="Internet_20_link" text:visited-style-name="Visited_20_Internet_20_Link"><text:span text:style-name="T228">https://blog.postman.com/what-are-http-status-codes/</text:span></text:a><text:span text:style-name="T228"> (Accessed: 6 May 2026)</text:span></text:p>
      <text:p text:style-name="P102"/>
      <text:p text:style-name="P103">Ubuntu <text:span text:style-name="T228">(n.d.) </text:span><text:span text:style-name="T229">Vulnerability management tools in Ubuntu.</text:span><text:span text:style-name="T232"> Available at: </text:span><text:a xlink:type="simple" xlink:href="https://ubuntu.com/security/vulnerability-management" text:style-name="Internet_20_link" text:visited-style-name="Visited_20_Internet_20_Link"><text:span text:style-name="T232">https://ubuntu.com/security/vulnerability-management</text:span></text:a><text:span text:style-name="T232"> (Accessed: 6 May 2026)</text:span></text:p>
      <text:p text:style-name="P104"/>
      <text:p text:style-name="P105">Trevor Atkins <text:span text:style-name="T228">(2002) </text:span><text:span text:style-name="T229">Create a Lightweight Testing Framework. </text:span><text:span text:style-name="T228">Available at: </text:span><text:a xlink:type="simple" xlink:href="https://thinktesting.com/articles/a-lightweight-testing-framework/" text:style-name="Internet_20_link" text:visited-style-name="Visited_20_Internet_20_Link"><text:span text:style-name="T228">https://thinktesting.com/articles/a-lightweight-testing-framework/</text:span></text:a><text:span text:style-name="T228"> (Accessed: 6 May 2026)</text:span></text:p>
      <text:p text:style-name="P106"/>
      <text:p text:style-name="P107">CESG <text:span text:style-name="T228">(2014) </text:span><text:span text:style-name="T229">Implementing the cloud security principles. </text:span><text:span text:style-name="T228">Available at: </text:span><text:a xlink:type="simple" xlink:href="https://www.gov.uk/government/publications/implementing-the-cloud-security-principles/implementing-the-cloud-security-principles" text:style-name="Internet_20_link" text:visited-style-name="Visited_20_Internet_20_Link"><text:span text:style-name="T228">https://www.gov.uk/government/publications/implementing-the-cloud-security-principles/implementing-the-cloud-security-principles</text:span></text:a><text:span text:style-name="T228"> (Accessed: 6 May 2026)</text:span></text:p>
      <text:p text:style-name="P108"/>
      <text:p text:style-name="P108"/>
      <text:p text:style-name="P109"><text:span text:style-name="T231">Dirk Merkel</text:span> (<text:span text:style-name="T239">2014</text:span>) <text:span text:style-name="T3">Docker: Lightweight Linux Containers for Consistent Development and</text:span></text:p>
      <text:p text:style-name="P110">Deployment. <text:span text:style-name="T234">Available at: </text:span><text:a xlink:type="simple" xlink:href="https://www.seltzer.com/margo/teaching/CS508.19/papers/merkel14.pdf" text:style-name="Internet_20_link" text:visited-style-name="Visited_20_Internet_20_Link"><text:span text:style-name="T234">https://www.seltzer.com/margo/teaching/CS508.19/papers/merkel14.pdf</text:span></text:a><text:span text:style-name="T234"> (Accessed: 6 May 2026)</text:span></text:p>
      <text:p text:style-name="P109"/>
      <text:p text:style-name="P111">Orca <text:span text:style-name="T228">(n.d.) </text:span><text:span text:style-name="T229">Patch Management. </text:span><text:span text:style-name="T228">Available at: </text:span><text:a xlink:type="simple" xlink:href="https://orca.security/glossary/patch-management/" text:style-name="Internet_20_link" text:visited-style-name="Visited_20_Internet_20_Link"><text:span text:style-name="T228">https://orca.security/glossary/patch-management/</text:span></text:a><text:span text:style-name="T228"> (Accessed: 6 May 2026)</text:span></text:p>
      <text:p text:style-name="P112"/>
      <text:p text:style-name="P113">Mak Ulac <text:span text:style-name="T228">(2026)</text:span><text:span text:style-name="T229"> </text:span><text:span text:style-name="T240">Top Linux Vulnerability Scanners in 2026: A Guide to Open-Source Security Tools</text:span><text:span text:style-name="T228">. Available at: </text:span><text:a xlink:type="simple" xlink:href="https://linuxsecurity.com/features/top-6-vulnerability-scanning-tools" text:style-name="Internet_20_link" text:visited-style-name="Visited_20_Internet_20_Link"><text:span text:style-name="T228">https://linuxsecurity.com/features/top-6-vulnerability-scanning-tools</text:span></text:a><text:span text:style-name="T228"> (Accessed: 6 May 2026)</text:span></text:p>
      <text:p text:style-name="P114"/>
      <text:p text:style-name="P115">Greenbone <text:span text:style-name="T228">(n.d.) </text:span><text:span text:style-name="T229">OPENVAS by Greenbone. </text:span><text:span text:style-name="T241">Available at: </text:span><text:a xlink:type="simple" xlink:href="https://www.openvas.org/" text:style-name="Internet_20_link" text:visited-style-name="Visited_20_Internet_20_Link"><text:span text:style-name="T241">https://www.openvas.org/</text:span></text:a><text:span text:style-name="T241">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4:45.313474752</dc:date>
    <meta:editing-duration>PT19H23M49S</meta:editing-duration>
    <meta:editing-cycles>518</meta:editing-cycles>
    <meta:document-statistic meta:table-count="0" meta:image-count="0" meta:object-count="0" meta:page-count="8" meta:paragraph-count="104" meta:word-count="2736" meta:character-count="19313" meta:non-whitespace-character-count="16685"/>
  </office:meta>
</office:document-meta>
</file>